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D0000001DE42B68CBE49CFADA.png" manifest:media-type="image/png"/>
  <manifest:file-entry manifest:full-path="Pictures/10000587000002FB000002FBA7D156884D97336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color="#000000" draw:fill="solid" draw:fill-color="#eeeeee" draw:textarea-horizontal-align="justify" draw:textarea-vertical-align="middle" draw:auto-grow-height="false" fo:min-height="2.35cm" fo:min-width="2.837cm"/>
    </style:style>
    <style:style style:name="gr2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0.898cm" fo:min-width="2.785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9.946cm" fo:min-width="23.497cm"/>
    </style:style>
    <style:style style:name="gr4" style:family="graphic" style:parent-style-name="standard">
      <style:graphic-properties draw:stroke="none" svg:stroke-color="#000000" draw:fill="none" draw:fill-color="#ffffff" fo:min-height="0.53cm"/>
    </style:style>
    <style:style style:name="gr5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11.25cm" fo:min-width="24.3cm"/>
    </style:style>
    <style:style style:name="gr6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8.642cm" fo:min-width="22.594cm"/>
    </style:style>
    <style:style style:name="gr7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7.431cm" fo:min-width="21.689cm"/>
    </style:style>
    <style:style style:name="gr8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5.58cm" fo:min-width="4.123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Fine_20_Dashed" svg:stroke-width="0.035cm" svg:stroke-color="#6b6400" draw:marker-start-width="0.252cm" draw:marker-end-width="0.252cm" draw:fill="solid" draw:fill-color="#ccbe00" draw:opacity="9%" draw:textarea-horizontal-align="justify" draw:textarea-vertical-align="middle" draw:auto-grow-height="false" fo:min-height="1.486cm" fo:min-width="18.15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Ultrafine_20_Dashed" svg:stroke-width="0.053cm" svg:stroke-color="#ccbe00" draw:marker-start-width="0.279cm" draw:marker-end-width="0.279cm" draw:fill="solid" draw:fill-color="#ccbe00" draw:opacity="17%" draw:textarea-horizontal-align="justify" draw:textarea-vertical-align="middle" draw:auto-grow-height="false" fo:min-height="1.095cm" fo:min-width="0.193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999999" draw:opacity="38%" draw:textarea-horizontal-align="justify" draw:textarea-vertical-align="middle" draw:auto-grow-height="false" fo:min-height="1.486cm" fo:min-width="18.094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Ultrafine_20_Dashed" svg:stroke-width="0.053cm" svg:stroke-color="#8f187c" draw:marker-start-width="0.279cm" draw:marker-end-width="0.279cm" draw:fill="solid" draw:fill-color="#8f187c" draw:opacity="37%" draw:textarea-horizontal-align="justify" draw:textarea-vertical-align="middle" draw:auto-grow-height="false" fo:min-height="1.096cm" fo:min-width="0.193cm" fo:padding-top="0.151cm" fo:padding-bottom="0.151cm" fo:padding-left="0.276cm" fo:padding-right="0.276cm"/>
    </style:style>
    <style:style style:name="gr13" style:family="graphic" style:parent-style-name="standard">
      <style:graphic-properties draw:stroke="solid" draw:stroke-dash="Ultrafine_20_Dashed" svg:stroke-width="0.053cm" svg:stroke-color="#cf3834" draw:marker-start-width="0.279cm" draw:marker-end-width="0.279cm" draw:fill="solid" draw:fill-color="#cf3834" draw:opacity="27%" draw:textarea-horizontal-align="justify" draw:textarea-vertical-align="middle" draw:auto-grow-height="false" fo:min-height="1.096cm" fo:min-width="0.193cm" fo:padding-top="0.151cm" fo:padding-bottom="0.151cm" fo:padding-left="0.276cm" fo:padding-right="0.276cm"/>
    </style:style>
    <style:style style:name="gr14" style:family="graphic" style:parent-style-name="standard">
      <style:graphic-properties draw:stroke="solid" draw:stroke-dash="Ultrafine_20_Dashed" svg:stroke-width="0.053cm" svg:stroke-color="#1b75bc" draw:marker-start-width="0.279cm" draw:marker-end-width="0.279cm" draw:fill="solid" draw:fill-color="#729fcf" draw:opacity="43%" draw:textarea-horizontal-align="justify" draw:textarea-vertical-align="middle" draw:auto-grow-height="false" fo:min-height="1.096cm" fo:min-width="0.193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cf3834" draw:marker-start-width="0.279cm" draw:marker-end-width="0.279cm" draw:fill-color="#cf3834" draw:opacity="34%" draw:textarea-horizontal-align="justify" draw:textarea-vertical-align="middle" draw:auto-grow-height="false" fo:min-height="0.819cm" fo:min-width="3.4cm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000000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cf3834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0.433cm"/>
    </style:style>
    <style:style style:name="gr19" style:family="graphic" style:parent-style-name="standard">
      <style:graphic-properties draw:stroke="none" svg:stroke-color="#000000" draw:fill="none" draw:fill-color="#ffffff" fo:min-height="0.45cm"/>
    </style:style>
    <style:style style:name="gr20" style:family="graphic" style:parent-style-name="standard">
      <style:graphic-properties draw:stroke="none" svg:stroke-color="#000000" draw:fill="none" draw:fill-color="#ffffff" fo:min-height="0.713cm"/>
    </style:style>
    <style:style style:name="gr21" style:family="graphic" style:parent-style-name="standard">
      <style:graphic-properties draw:stroke="none" svg:stroke-color="#000000" draw:fill="none" draw:fill-color="#ffffff" fo:min-height="0.865cm"/>
    </style:style>
    <style:style style:name="gr22" style:family="graphic" style:parent-style-name="standard">
      <style:graphic-properties draw:stroke="none" svg:stroke-color="#000000" draw:fill="none" draw:fill-color="#ffffff" fo:min-height="0.386cm"/>
    </style:style>
    <style:style style:name="gr23" style:family="graphic" style:parent-style-name="standard">
      <style:graphic-properties draw:stroke="none" svg:stroke-color="#000000" draw:fill="none" draw:fill-color="#ffffff" fo:min-height="0.788cm"/>
    </style:style>
    <style:style style:name="gr2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6b6400" draw:fill-color="#ccbe00" draw:opacity="73%" draw:textarea-horizontal-align="justify" draw:textarea-vertical-align="middle" draw:auto-grow-height="false" fo:min-height="0.666cm" fo:min-width="2.738cm" fo:wrap-option="no-wrap"/>
    </style:style>
    <style:style style:name="gr26" style:family="graphic" style:parent-style-name="standard">
      <style:graphic-properties draw:stroke="none" svg:stroke-color="#6b6400" draw:fill-color="#cf3834" draw:opacity="73%" draw:textarea-horizontal-align="justify" draw:textarea-vertical-align="middle" draw:auto-grow-height="false" fo:min-height="0.876cm" fo:min-width="3.16cm" fo:wrap-option="no-wrap"/>
    </style:style>
    <style:style style:name="gr27" style:family="graphic" style:parent-style-name="standard">
      <style:graphic-properties draw:stroke="none" svg:stroke-color="#6b6400" draw:fill-color="#cf3834" draw:opacity="73%" draw:textarea-horizontal-align="justify" draw:textarea-vertical-align="middle" draw:auto-grow-height="false" fo:min-height="0.876cm" fo:min-width="3.652cm" fo:wrap-option="no-wrap"/>
    </style:style>
    <style:style style:name="gr28" style:family="graphic" style:parent-style-name="objectwithoutfill">
      <style:graphic-properties svg:stroke-width="0.053cm" svg:stroke-color="#cf3834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eeeeee"/>
      <style:paragraph-properties fo:text-align="center"/>
      <style:text-properties fo:font-size="9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DejaVu Sans Mono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ccbe00" draw:opacity="9%"/>
      <style:paragraph-properties fo:text-align="center"/>
    </style:style>
    <style:style style:name="P6" style:family="paragraph">
      <loext:graphic-properties draw:fill="none" draw:fill-color="#ffffff"/>
      <style:text-properties fo:color="#6b6400" style:font-name="DejaVu Sans Mono"/>
    </style:style>
    <style:style style:name="P7" style:family="paragraph">
      <loext:graphic-properties draw:fill="solid" draw:fill-color="#ccbe00" draw:opacity="17%"/>
      <style:paragraph-properties fo:text-align="center"/>
    </style:style>
    <style:style style:name="P8" style:family="paragraph">
      <loext:graphic-properties draw:fill="solid" draw:fill-color="#999999" draw:opacity="38%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000000" style:font-name="DejaVu Sans Mono"/>
    </style:style>
    <style:style style:name="P11" style:family="paragraph">
      <loext:graphic-properties draw:fill="solid" draw:fill-color="#8f187c" draw:opacity="37%"/>
      <style:paragraph-properties fo:text-align="center"/>
    </style:style>
    <style:style style:name="P12" style:family="paragraph">
      <loext:graphic-properties draw:fill="solid" draw:fill-color="#cf3834" draw:opacity="27%"/>
      <style:paragraph-properties fo:text-align="center"/>
    </style:style>
    <style:style style:name="P13" style:family="paragraph">
      <loext:graphic-properties draw:fill="solid" draw:fill-color="#729fcf" draw:opacity="43%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cf3834" draw:opacity="34%"/>
      <style:paragraph-properties fo:text-align="center"/>
      <style:text-properties style:font-name="DejaVu Sans Mono" fo:font-size="13pt" style:font-size-asian="13pt" style:font-size-complex="13pt"/>
    </style:style>
    <style:style style:name="P16" style:family="paragraph">
      <loext:graphic-properties draw:fill="none" draw:fill-color="#ffffff"/>
      <style:text-properties fo:color="#808080" fo:font-size="11pt" style:font-size-asian="11pt" style:font-size-complex="11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color="#808080" fo:font-size="9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>
      <loext:graphic-properties draw:fill="none" draw:fill-color="#ffffff"/>
      <style:paragraph-properties fo:text-align="center"/>
      <style:text-properties fo:color="#808080" fo:font-size="9pt" style:font-size-asian="11pt" style:font-size-complex="11pt"/>
    </style:style>
    <style:style style:name="P20" style:family="paragraph">
      <loext:graphic-properties draw:fill="none" draw:fill-color="#ffffff"/>
      <style:paragraph-properties fo:text-align="end"/>
      <style:text-properties fo:color="#808080" fo:font-size="9pt" fo:font-style="italic" style:font-size-asian="11pt" style:font-style-asian="italic" style:font-size-complex="11pt" style:font-style-complex="italic"/>
    </style:style>
    <style:style style:name="P21" style:family="paragraph">
      <loext:graphic-properties draw:fill="none" draw:fill-color="#ffffff"/>
      <style:paragraph-properties fo:text-align="end"/>
      <style:text-properties fo:color="#808080" fo:font-size="9pt" fo:font-style="italic" style:font-size-asian="9pt" style:font-style-asian="italic" style:font-size-complex="9pt" style:font-style-complex="italic"/>
    </style:style>
    <style:style style:name="P22" style:family="paragraph">
      <loext:graphic-properties draw:fill-color="#ccbe00" draw:opacity="73%"/>
      <style:paragraph-properties fo:text-align="center"/>
      <style:text-properties fo:color="#666666" fo:font-size="16pt" style:font-size-asian="16pt" style:font-size-complex="16pt"/>
    </style:style>
    <style:style style:name="P23" style:family="paragraph">
      <loext:graphic-properties draw:fill-color="#cf3834" draw:opacity="73%"/>
      <style:paragraph-properties fo:text-align="center"/>
      <style:text-properties fo:color="#ffffff" fo:font-size="16pt" style:font-size-asian="16pt" style:font-size-complex="16pt"/>
    </style:style>
    <style:style style:name="T1" style:family="text">
      <style:text-properties style:font-name="DejaVu Sans Mono" fo:font-size="13pt" style:font-size-asian="13pt" style:font-size-complex="13pt"/>
    </style:style>
    <style:style style:name="T2" style:family="text">
      <style:text-properties fo:color="#6b6400" style:font-name="DejaVu Sans Mono" fo:font-size="13pt" style:font-size-asian="13pt" style:font-size-complex="13pt"/>
    </style:style>
    <style:style style:name="T3" style:family="text">
      <style:text-properties fo:color="#000000" style:font-name="DejaVu Sans Mono" fo:font-size="13pt" style:font-size-asian="13pt" style:font-size-complex="13pt"/>
    </style:style>
    <style:style style:name="T4" style:family="text">
      <style:text-properties fo:color="#808080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808080" fo:font-size="11pt" style:font-size-asian="11pt" style:font-size-complex="11pt"/>
    </style:style>
    <style:style style:name="T6" style:family="text">
      <style:text-properties fo:color="#808080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color="#808080" fo:font-size="9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color="#808080" fo:font-size="9pt" style:font-size-asian="11pt" style:font-size-complex="11pt"/>
    </style:style>
    <style:style style:name="T9" style:family="text">
      <style:text-properties fo:color="#808080" fo:font-size="9pt" style:font-size-asian="9pt" style:font-size-complex="9pt"/>
    </style:style>
    <style:style style:name="T10" style:family="text">
      <style:text-properties fo:color="#808080" fo:font-size="9pt" fo:font-weight="bold" style:font-size-asian="11pt" style:font-weight-asian="bold" style:font-size-complex="11pt" style:font-weight-complex="bold"/>
    </style:style>
    <style:style style:name="T11" style:family="text">
      <style:text-properties fo:color="#808080" fo:font-size="9pt" fo:font-style="italic" style:font-size-asian="11pt" style:font-style-asian="italic" style:font-size-complex="11pt" style:font-style-complex="italic"/>
    </style:style>
    <style:style style:name="T12" style:family="text">
      <style:text-properties fo:color="#808080" fo:font-size="9pt" fo:font-style="italic" style:font-size-asian="9pt" style:font-style-asian="italic" style:font-size-complex="9pt" style:font-style-complex="italic"/>
    </style:style>
    <style:style style:name="T13" style:family="text"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T14" style:family="text">
      <style:text-properties fo:color="#666666" fo:font-size="8pt" style:font-size-asian="8pt" style:font-size-complex="8pt"/>
    </style:style>
    <style:style style:name="T15" style:family="text">
      <style:text-properties fo:color="#ffff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337cm" svg:height="2.6cm" svg:x="7.4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37cm" svg:height="1.2cm" svg:x="7.4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997cm" svg:height="10.196cm" svg:x="2.203cm" svg:y="4.40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1.456cm" svg:height="0.78cm" svg:x="2.145cm" svg:y="4.416cm">
          <draw:text-box>
            <text:p><text:span text:style-name="T1">domain</text:span></text:p>
          </draw:text-box>
        </draw:frame>
        <draw:custom-shape draw:style-name="gr5" draw:text-style-name="P2" draw:layer="layout" svg:width="24.8cm" svg:height="11.5cm" svg:x="1.4cm" svg:y="3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1.456cm" svg:height="0.78cm" svg:x="1.4cm" svg:y="3.1cm">
          <draw:text-box>
            <text:p><text:span text:style-name="T1">network</text:span></text:p>
          </draw:text-box>
        </draw:frame>
        <draw:custom-shape draw:style-name="gr6" draw:text-style-name="P2" draw:layer="layout" svg:width="23.094cm" svg:height="8.892cm" svg:x="3.106cm" svg:y="5.70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1.27cm" svg:height="0.78cm" svg:x="3.17cm" svg:y="5.72cm">
          <draw:text-box>
            <text:p><text:span text:style-name="T1">master</text:span></text:p>
          </draw:text-box>
        </draw:frame>
        <draw:custom-shape draw:style-name="gr7" draw:text-style-name="P2" draw:layer="layout" svg:width="22.189cm" svg:height="7.681cm" svg:x="4.011cm" svg:y="6.91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9.653cm" svg:height="0.78cm" svg:x="4.194cm" svg:y="6.919cm">
          <draw:text-box>
            <text:p><text:span text:style-name="T1">mrealm</text:span></text:p>
          </draw:text-box>
        </draw:frame>
        <draw:custom-shape draw:style-name="gr8" draw:text-style-name="P4" draw:layer="layout" svg:width="4.657cm" svg:height="5.864cm" svg:x="8.783cm" svg:y="8.03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657cm" svg:height="0.78cm" svg:x="8.783cm" svg:y="8.036cm">
          <draw:text-box>
            <text:p><text:span text:style-name="T1">node</text:span></text:p>
          </draw:text-box>
        </draw:frame>
        <draw:custom-shape draw:style-name="gr8" draw:text-style-name="P4" draw:layer="layout" svg:width="4.657cm" svg:height="5.864cm" svg:x="13.999cm" svg:y="8.03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657cm" svg:height="0.78cm" svg:x="13.999cm" svg:y="8.036cm">
          <draw:text-box>
            <text:p><text:span text:style-name="T1">node</text:span></text:p>
          </draw:text-box>
        </draw:frame>
        <draw:custom-shape draw:style-name="gr8" draw:text-style-name="P4" draw:layer="layout" svg:width="4.657cm" svg:height="5.864cm" svg:x="19.214cm" svg:y="8.03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657cm" svg:height="0.78cm" svg:x="19.214cm" svg:y="8.036cm">
          <draw:text-box>
            <text:p><text:span text:style-name="T1">node</text:span></text:p>
          </draw:text-box>
        </draw:frame>
        <draw:custom-shape draw:style-name="gr9" draw:text-style-name="P5" xml:id="id2" draw:id="id2" draw:layer="layout" svg:width="18.684cm" svg:height="1.77cm" svg:x="5.616cm" svg:y="9.06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657cm" svg:height="0.78cm" svg:x="5.616cm" svg:y="9.061cm">
          <draw:text-box>
            <text:p><text:span text:style-name="T2">webcluster</text:span></text:p>
          </draw:text-box>
        </draw:frame>
        <draw:custom-shape draw:style-name="gr10" draw:text-style-name="P7" draw:layer="layout" svg:width="0.745cm" svg:height="1.397cm" svg:x="12.136cm" svg:y="9.2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45cm" svg:height="1.397cm" svg:x="11.204cm" svg:y="9.2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" draw:id="id6" draw:layer="layout" svg:width="0.745cm" svg:height="1.397cm" svg:x="17.445cm" svg:y="9.2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18.628cm" svg:height="1.77cm" svg:x="5.616cm" svg:y="11.41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4.657cm" svg:height="0.78cm" svg:x="5.709cm" svg:y="11.503cm">
          <draw:text-box>
            <text:p text:style-name="P9"><text:span text:style-name="T3">routercluster</text:span></text:p>
          </draw:text-box>
        </draw:frame>
        <draw:custom-shape draw:style-name="gr12" draw:text-style-name="P11" draw:layer="layout" svg:width="0.745cm" svg:height="1.398cm" svg:x="17.455cm" svg:y="11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745cm" svg:height="1.398cm" svg:x="12.136cm" svg:y="11.5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8" draw:id="id8" draw:layer="layout" svg:width="0.745cm" svg:height="1.398cm" svg:x="16.513cm" svg:y="11.5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7" draw:id="id7" draw:layer="layout" svg:width="0.745cm" svg:height="1.398cm" svg:x="21.729cm" svg:y="11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9" draw:id="id9" draw:layer="layout" svg:width="0.745cm" svg:height="1.398cm" svg:x="11.204cm" svg:y="11.59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45cm" svg:height="1.398cm" svg:x="22.655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4" draw:id="id4" draw:layer="layout" svg:width="5.588cm" svg:height="1.583cm" svg:x="14.092cm" svg:y="15.236cm">
          <text:p text:style-name="P14"><text:span text:style-name="T1">router</text:span></text:p>
          <text:p text:style-name="P14"><text:span text:style-name="T1">worker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3" draw:id="id3" draw:layer="layout" svg:width="5.588cm" svg:height="1.583cm" svg:x="14.092cm" svg:y="18.33cm">
          <text:p text:style-name="P14"><text:span text:style-name="T1">areal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draw:line-skew="-0.197cm" svg:x1="5.616cm" svg:y1="12.295cm" svg:x2="5.616cm" svg:y2="9.946cm" draw:start-shape="id1" draw:start-glue-point="3" draw:end-shape="id2" draw:end-glue-point="3" svg:d="M5616 12295h-715v-2349h715" svg:viewBox="0 0 716 2350">
          <text:p/>
        </draw:connector>
        <draw:connector draw:style-name="gr17" draw:text-style-name="P2" draw:layer="layout" svg:x1="16.886cm" svg:y1="18.33cm" svg:x2="16.886cm" svg:y2="16.819cm" draw:start-shape="id3" draw:start-glue-point="4" draw:end-shape="id4" draw:end-glue-point="8" svg:d="M16886 18330v-1511" svg:viewBox="0 0 1 1512">
          <text:p/>
        </draw:connector>
        <draw:frame draw:style-name="gr18" draw:text-style-name="P16" draw:layer="layout" svg:width="9.9cm" svg:height="0.683cm" svg:x="4cm" svg:y="15.585cm">
          <draw:text-box>
            <text:p><text:span text:style-name="T4">Start</text:span><text:span text:style-name="T5"> a </text:span><text:span text:style-name="T4">router worker group</text:span><text:span text:style-name="T5"> (here with </text:span><text:span text:style-name="T4">scale = 3</text:span><text:span text:style-name="T6">)</text:span></text:p>
          </draw:text-box>
        </draw:frame>
        <draw:frame draw:style-name="gr19" draw:text-style-name="P16" draw:layer="layout" svg:width="9.248cm" svg:height="0.7cm" svg:x="17.952cm" svg:y="17.3cm">
          <draw:text-box>
            <text:p><text:span text:style-name="T4">Start</text:span><text:span text:style-name="T5"> the application realm on the router group</text:span></text:p>
          </draw:text-box>
        </draw:frame>
        <draw:frame draw:style-name="gr20" draw:text-style-name="P18" draw:layer="layout" svg:width="2.1cm" svg:height="0.963cm" svg:x="14.3cm" svg:y="9.437cm">
          <draw:text-box>
            <text:p text:style-name="P17"><text:span text:style-name="T7">Worker</text:span></text:p>
            <text:p text:style-name="P17"><text:span text:style-name="T7">Processes</text:span></text:p>
          </draw:text-box>
        </draw:frame>
        <draw:frame draw:style-name="gr21" draw:text-style-name="P19" draw:layer="layout" svg:width="3.292cm" svg:height="1.115cm" svg:x="7.488cm" svg:y="3.3cm">
          <draw:text-box>
            <text:p text:style-name="P14"><text:span text:style-name="T8">XBR Network SC</text:span></text:p>
            <text:p text:style-name="P14"><text:span text:style-name="T9">(on-chain)</text:span></text:p>
          </draw:text-box>
        </draw:frame>
        <draw:frame draw:style-name="gr20" draw:text-style-name="P19" draw:layer="layout" svg:width="3.292cm" svg:height="0.963cm" svg:x="7.508cm" svg:y="4.588cm">
          <draw:text-box>
            <text:p text:style-name="P14"><text:span text:style-name="T8">XBR Domain SC</text:span></text:p>
            <text:p text:style-name="P14"><text:span text:style-name="T9">(on-chain)</text:span></text:p>
          </draw:text-box>
        </draw:frame>
        <draw:frame draw:style-name="gr20" draw:text-style-name="P19" draw:layer="layout" svg:width="3.312cm" svg:height="0.963cm" svg:x="7.488cm" svg:y="5.9cm">
          <draw:text-box>
            <text:p text:style-name="P14"><text:span text:style-name="T10">Master Node</text:span></text:p>
            <text:p text:style-name="P14"><text:span text:style-name="T9">(off-chain)</text:span></text:p>
          </draw:text-box>
        </draw:frame>
        <draw:frame draw:style-name="gr18" draw:text-style-name="P16" draw:layer="layout" svg:width="6.9cm" svg:height="0.683cm" svg:x="7.6cm" svg:y="18.717cm">
          <draw:text-box>
            <text:p><text:span text:style-name="T4">Define</text:span><text:span text:style-name="T5"> an </text:span><text:span text:style-name="T4">application realm</text:span></text:p>
          </draw:text-box>
        </draw:frame>
        <draw:frame draw:style-name="gr22" draw:text-style-name="P20" draw:layer="layout" svg:width="3.819cm" svg:height="0.636cm" svg:x="21.5cm" svg:y="7.164cm">
          <draw:text-box>
            <text:p text:style-name="P17"><text:span text:style-name="T11">Management Realm</text:span></text:p>
          </draw:text-box>
        </draw:frame>
        <draw:frame draw:style-name="gr22" draw:text-style-name="P21" draw:layer="layout" svg:width="3.353cm" svg:height="0.636cm" svg:x="10.047cm" svg:y="8.1cm">
          <draw:text-box>
            <text:p text:style-name="P17"><text:span text:style-name="T12">Managed Node</text:span></text:p>
          </draw:text-box>
        </draw:frame>
        <draw:custom-shape draw:style-name="gr10" draw:text-style-name="P7" draw:layer="layout" svg:width="0.745cm" svg:height="1.397cm" svg:x="16.513cm" svg:y="9.247cm">
          <text:p/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7.358cm" svg:height="1.038cm" svg:x="5.616cm" svg:y="10.165cm">
          <draw:text-box>
            <text:p><text:span text:style-name="T5">Web cluster with </text:span><text:span text:style-name="T4">parallel = 2</text:span></text:p>
          </draw:text-box>
        </draw:frame>
        <draw:frame draw:style-name="gr24" draw:text-style-name="P2" draw:layer="layout" svg:width="0.502cm" svg:height="0.502cm" svg:x="8.8cm" svg:y="13.398cm">
          <draw:image xlink:href="Pictures/10000587000002FB000002FBA7D156884D973361.svg" xlink:type="simple" xlink:show="embed" xlink:actuate="onLoad">
            <text:p/>
          </draw:image>
          <draw:image xlink:href="Pictures/100002010000001D0000001DE42B68CBE49CFADA.png" xlink:type="simple" xlink:show="embed" xlink:actuate="onLoad"/>
        </draw:frame>
        <draw:custom-shape draw:style-name="gr15" draw:text-style-name="P15" xml:id="id5" draw:id="id5" draw:layer="layout" svg:width="5.588cm" svg:height="1.583cm" svg:x="15.012cm" svg:y="1.2cm">
          <text:p text:style-name="P14"><text:span text:style-name="T1">arealm </text:span><text:span text:style-name="T13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svg:x1="17.806cm" svg:y1="2.783cm" svg:x2="17.817cm" svg:y2="9.247cm" draw:start-shape="id5" draw:start-glue-point="8" draw:end-shape="id6" draw:end-glue-point="0" svg:d="M17806 2783v3232h11v3232" svg:viewBox="0 0 12 6465">
          <text:p/>
        </draw:connector>
        <draw:connector draw:style-name="gr17" draw:text-style-name="P2" draw:layer="layout" draw:line-skew="-0.07cm 0cm 0.031cm" svg:x1="17.817cm" svg:y1="10.644cm" svg:x2="22.101cm" svg:y2="11.596cm" draw:start-shape="id6" draw:start-glue-point="2" draw:end-shape="id7" draw:end-glue-point="0" svg:d="M17817 10644v456h2142 2142v496" svg:viewBox="0 0 4285 953">
          <text:p/>
        </draw:connector>
        <draw:custom-shape draw:style-name="gr25" draw:text-style-name="P22" draw:layer="layout" svg:width="4.6cm" svg:height="1.3cm" svg:x="12.8cm" svg:y="6.7cm">
          <text:p text:style-name="P14"><text:span text:style-name="T14">any webcluster worker can</text:span></text:p>
          <text:p text:style-name="P14"><text:span text:style-name="T14">accept client connec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2097.6309497935 36658.5703305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6" draw:text-style-name="P23" draw:layer="layout" svg:width="5.2cm" svg:height="1.6cm" svg:x="21.9cm" svg:y="8.9cm">
          <text:p text:style-name="P14"><text:span text:style-name="T15">webcluster workers will forward</text:span></text:p>
          <text:p text:style-name="P14"><text:span text:style-name="T15">traffic to one of the router workers of</text:span></text:p>
          <text:p text:style-name="P14"><text:span text:style-name="T15">the right cluster worker group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353.89348202269 29276.70206121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7" draw:text-style-name="P23" draw:layer="layout" svg:width="5.9cm" svg:height="1.6cm" svg:x="21.3cm" svg:y="14.3cm">
          <text:p text:style-name="P14"><text:span text:style-name="T15">router workers in the same worker</text:span></text:p>
          <text:p text:style-name="P14"><text:span text:style-name="T15">group synchronize over a full mesh</text:span></text:p>
          <text:p text:style-name="P14"><text:span text:style-name="T15">of router-to-router links („rlinks“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85.86680223691 -1511.055590256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text-style-name="P2" draw:layer="layout" svg:width="0.502cm" svg:height="0.502cm" svg:x="14cm" svg:y="13.398cm">
          <draw:image xlink:href="Pictures/10000587000002FB000002FBA7D156884D973361.svg" xlink:type="simple" xlink:show="embed" xlink:actuate="onLoad">
            <text:p/>
          </draw:image>
          <draw:image xlink:href="Pictures/100002010000001D0000001DE42B68CBE49CFADA.png" xlink:type="simple" xlink:show="embed" xlink:actuate="onLoad"/>
        </draw:frame>
        <draw:frame draw:style-name="gr24" draw:text-style-name="P2" draw:layer="layout" svg:width="0.502cm" svg:height="0.502cm" svg:x="19.198cm" svg:y="13.398cm">
          <draw:image xlink:href="Pictures/10000587000002FB000002FBA7D156884D973361.svg" xlink:type="simple" xlink:show="embed" xlink:actuate="onLoad">
            <text:p/>
          </draw:image>
          <draw:image xlink:href="Pictures/100002010000001D0000001DE42B68CBE49CFADA.png" xlink:type="simple" xlink:show="embed" xlink:actuate="onLoad"/>
        </draw:frame>
        <draw:connector draw:style-name="gr28" draw:text-style-name="P2" draw:layer="layout" draw:line-skew="0.779cm" svg:x1="16.885cm" svg:y1="12.994cm" svg:x2="22.101cm" svg:y2="12.994cm" draw:start-shape="id8" draw:start-glue-point="2" draw:end-shape="id7" draw:end-glue-point="2" svg:d="M16885 12994v1306h5216v-1306" svg:viewBox="0 0 5217 1307">
          <text:p/>
        </draw:connector>
        <draw:connector draw:style-name="gr28" draw:text-style-name="P2" draw:layer="layout" draw:line-skew="0.779cm" svg:x1="11.576cm" svg:y1="12.994cm" svg:x2="16.885cm" svg:y2="12.994cm" draw:start-shape="id9" draw:start-glue-point="2" draw:end-shape="id8" svg:d="M11576 12994v1306h5309v-1306" svg:viewBox="0 0 5310 1307">
          <text:p/>
        </draw:connector>
        <draw:frame draw:style-name="gr24" draw:text-style-name="P2" draw:layer="layout" svg:width="0.502cm" svg:height="0.502cm" svg:x="7.4cm" svg:y="6.4cm">
          <draw:image xlink:href="Pictures/10000587000002FB000002FBA7D156884D973361.svg" xlink:type="simple" xlink:show="embed" xlink:actuate="onLoad">
            <text:p/>
          </draw:image>
          <draw:image xlink:href="Pictures/100002010000001D0000001DE42B68CBE49CFAD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7T15:44:13.333023247</meta:creation-date>
    <dc:date>2020-07-28T00:45:40.251125898</dc:date>
    <meta:editing-duration>PT54M3S</meta:editing-duration>
    <meta:editing-cycles>17</meta:editing-cycles>
    <meta:generator>LibreOffice/6.0.7.3$Linux_X86_64 LibreOffice_project/00m0$Build-3</meta:generator>
    <meta:document-statistic meta:object-count="56"/>
  </office:meta>
</office:document-meta>
</file>